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2.388cm" style:rel-column-width="31052*"/>
    </style:style>
    <style:style style:name="Table5.B" style:family="table-column">
      <style:table-column-properties style:column-width="13.757cm" style:rel-column-width="34483*"/>
    </style:style>
    <style:style style:name="Table5.1" style:family="table-row">
      <style:table-row-properties style:min-row-height="0.44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0.598cm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8cm"/>
    </style:style>
    <style:style style:name="Table5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98cm"/>
    </style:style>
    <style:style style:name="Table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598cm"/>
    </style:style>
    <style:style style:name="Table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0.598cm"/>
    </style:style>
    <style:style style:name="Table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598cm"/>
    </style:style>
    <style:style style:name="Table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598cm"/>
    </style:style>
    <style:style style:name="Table5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598cm"/>
    </style:style>
    <style:style style:name="Table5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0" style:family="table-row">
      <style:table-row-properties style:min-row-height="0.598cm"/>
    </style:style>
    <style:style style:name="Table5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598cm"/>
    </style:style>
    <style:style style:name="Table5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598cm"/>
    </style:style>
    <style:style style:name="Table5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3" style:family="table-row">
      <style:table-row-properties style:min-row-height="0.598cm"/>
    </style:style>
    <style:style style:name="Table5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598cm"/>
    </style:style>
    <style:style style:name="Table5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598cm"/>
    </style:style>
    <style:style style:name="Table5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6" style:family="table-row">
      <style:table-row-properties style:min-row-height="0.598cm"/>
    </style:style>
    <style:style style:name="Table5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7" style:family="table-row">
      <style:table-row-properties style:min-row-height="0.598cm"/>
    </style:style>
    <style:style style:name="Table5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598cm"/>
    </style:style>
    <style:style style:name="Table5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9" style:family="table-row">
      <style:table-row-properties style:min-row-height="0.598cm"/>
    </style:style>
    <style:style style:name="Table5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0" style:family="table-row">
      <style:table-row-properties style:min-row-height="0.598cm"/>
    </style:style>
    <style:style style:name="Table5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1" style:family="table-row">
      <style:table-row-properties style:min-row-height="0.598cm"/>
    </style:style>
    <style:style style:name="Table5.A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2" style:family="table-row">
      <style:table-row-properties style:min-row-height="0.598cm"/>
    </style:style>
    <style:style style:name="Table5.A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95ff43" officeooo:paragraph-rsid="0395ff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395ff43" style:font-size-asian="10pt" style:font-size-complex="10pt"/>
    </style:style>
    <style:style style:name="P4" style:family="paragraph" style:parent-style-name="Table_20_Contents">
      <style:text-properties officeooo:paragraph-rsid="0395ff43"/>
    </style:style>
    <style:style style:name="P5" style:family="paragraph" style:parent-style-name="Table_20_Contents">
      <style:text-properties style:font-name="Courier New" fo:font-size="10pt" fo:language="zxx" fo:country="none" officeooo:rsid="0395ff43" officeooo:paragraph-rsid="0395ff43" style:font-size-asian="10pt" style:language-asian="zxx" style:country-asian="none" style:font-size-complex="10pt" style:language-complex="zxx" style:country-complex="none"/>
    </style:style>
    <style:style style:name="P6" style:family="paragraph" style:parent-style-name="Table_20_Contents">
      <style:text-properties style:font-name="Courier New" fo:font-size="10pt" fo:language="zxx" fo:country="none" officeooo:paragraph-rsid="0395ff43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text-properties officeooo:paragraph-rsid="0399ad07"/>
    </style:style>
    <style:style style:name="P8" style:family="paragraph" style:parent-style-name="Table_20_Contents">
      <style:text-properties style:font-name="Courier New" fo:font-size="10pt" fo:language="zxx" fo:country="none" officeooo:paragraph-rsid="03d31711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text-properties style:font-name="Courier New" fo:font-size="10pt" fo:language="zxx" fo:country="none" officeooo:paragraph-rsid="03d75599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text-properties style:font-name="Courier New" fo:font-size="10pt" fo:language="zxx" fo:country="none" officeooo:paragraph-rsid="03970188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style:font-name="Courier New" fo:font-size="10pt" fo:language="zxx" fo:country="none" officeooo:paragraph-rsid="03bb832f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text-properties style:font-name="Courier New" fo:font-size="10pt" fo:language="zxx" fo:country="none" officeooo:paragraph-rsid="03c0cd42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style:font-name="Courier New" fo:font-size="10pt" fo:language="zxx" fo:country="none" officeooo:paragraph-rsid="03d392d8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text-properties style:font-name="Courier New" fo:font-size="10pt" fo:language="zxx" fo:country="none" officeooo:paragraph-rsid="03d6d5de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text-properties style:font-name="Courier New" fo:font-size="10pt" fo:language="zxx" fo:country="none" fo:font-style="italic" officeooo:paragraph-rsid="03d6d5d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6" style:family="paragraph" style:parent-style-name="Table_20_Contents">
      <style:text-properties style:font-name="Courier New" fo:font-size="10pt" fo:language="zxx" fo:country="none" officeooo:paragraph-rsid="03c4d33d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text-properties style:font-name="Courier New" fo:font-size="10pt" fo:language="zxx" fo:country="none" officeooo:paragraph-rsid="03acf890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text-properties style:font-name="Courier New" fo:font-size="10pt" fo:language="zxx" fo:country="none" officeooo:rsid="03acf890" officeooo:paragraph-rsid="03acf890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text-properties style:font-name="Courier New" fo:font-size="10pt" fo:language="zxx" fo:country="none" officeooo:rsid="003029af" officeooo:paragraph-rsid="032539cf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395ff43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3a598f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db065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00" loext:opacity="100%" fo:font-size="14pt" fo:language="zxx" fo:country="none" officeooo:rsid="03dc35d0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39a3e2f"/>
    </style:style>
    <style:style style:name="T11" style:family="text">
      <style:text-properties style:font-name="Courier New" fo:language="zxx" fo:country="none" officeooo:rsid="0395ff43" style:language-asian="zxx" style:country-asian="none" style:font-weight-asian="bold" style:font-name-complex="Courier New" style:language-complex="zxx" style:country-complex="none" style:font-weight-complex="bold"/>
    </style:style>
    <style:style style:name="T1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3d31711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3a00b4f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95ff4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/>
    </style:style>
    <style:style style:name="T18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9" style:family="text">
      <style:text-properties officeooo:rsid="03b8181e"/>
    </style:style>
    <style:style style:name="T20" style:family="text">
      <style:text-properties style:font-name="Courier New" officeooo:rsid="03b8181e"/>
    </style:style>
    <style:style style:name="T21" style:family="text">
      <style:text-properties style:font-name="Courier New" officeooo:rsid="03d31711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3bb832f"/>
    </style:style>
    <style:style style:name="T24" style:family="text">
      <style:text-properties style:font-name="Courier New" officeooo:rsid="03c0cd42"/>
    </style:style>
    <style:style style:name="T25" style:family="text">
      <style:text-properties officeooo:rsid="03acf890"/>
    </style:style>
    <style:style style:name="T26" style:family="text">
      <style:text-properties officeooo:rsid="03bcc2cc"/>
    </style:style>
    <style:style style:name="T27" style:family="text">
      <style:text-properties style:font-name="Courier New" officeooo:rsid="03acf890"/>
    </style:style>
    <style:style style:name="T28" style:family="text">
      <style:text-properties officeooo:rsid="03b1c2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</text:span></text:span><text:span text:style-name="Default_20_Paragraph_20_Font"><text:span text:style-name="T2">Assert </text:span></text:span><text:span text:style-name="Default_20_Paragraph_20_Font"><text:span text:style-name="T3">p</text:span></text:span><text:span text:style-name="Default_20_Paragraph_20_Font"><text:span text:style-name="T2">lugin </text:span></text:span><text:span text:style-name="Default_20_Paragraph_20_Font"><text:span text:style-name="T1">cheatsheet – v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6">.</text:span></text:span><text:span text:style-name="Default_20_Paragraph_20_Font"><text:span text:style-name="T7">2</text:span></text:span><text:span text:style-name="Default_20_Paragraph_20_Font"><text:span text:style-name="T1"> –</text:span></text:span><text:span text:style-name="Default_20_Paragraph_20_Font"><text:span text:style-name="T8"> </text:span></text:span><text:a xlink:type="simple" xlink:href="https://github.com/Serrin/Celestra/" text:style-name="Internet_20_link" text:visited-style-name="Visited_20_Internet_20_Link"><text:span text:style-name="Default_20_Paragraph_20_Font"><text:span text:style-name="T9">https://github.com/Serrin/Celestra/</text:span></text:span></text:a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Plugin <text:span text:style-name="T10">properties</text:span></text:p>
          </table:table-cell>
          <table:table-cell table:style-name="Table5.B1" office:value-type="string">
            <text:p text:style-name="P3"><text:span text:style-name="Source_20_Text"><text:span text:style-name="T11">Description</text:span></text:span></text:p>
          </table:table-cell>
        </table:table-row>
        <table:table-row table:style-name="Table5.2">
          <table:table-cell table:style-name="Table5.A2" office:value-type="string">
            <text:p text:style-name="P4"><text:span text:style-name="Source_20_Text"><text:span text:style-name="T12">assert(condition [, message </text:span></text:span><text:span text:style-name="Source_20_Text"><text:span text:style-name="T13">| error</text:span></text:span><text:span text:style-name="Source_20_Text"><text:span text:style-name="T12">]);</text:span></text:span></text:p>
          </table:table-cell>
          <table:table-cell table:style-name="Table5.B2" office:value-type="string">
            <text:p text:style-name="P4"><text:span text:style-name="Source_20_Text"><text:span text:style-name="T14">c</text:span></text:span><text:span text:style-name="Source_20_Text"><text:span text:style-name="T15">elestra.</text:span></text:span><text:span text:style-name="Source_20_Text"><text:span text:style-name="T16">assert(condition [, message | error]);</text:span></text:span></text:p>
          </table:table-cell>
        </table:table-row>
        <table:table-row table:style-name="Table5.3">
          <table:table-cell table:style-name="Table5.A3" office:value-type="string">
            <text:p text:style-name="P5"><text:span text:style-name="Source_20_Text"><text:span text:style-name="T17">assert.strict = true</text:span></text:span></text:p>
          </table:table-cell>
          <table:table-cell table:style-name="Table5.B3" office:value-type="string">
            <text:p text:style-name="Table_20_Contents"><text:span text:style-name="T12">Default value is true. If this property is true, then always the strict equality is used in the </text:span><text:span text:style-name="Source_20_Text"><text:span text:style-name="T12">assert.equal();</text:span></text:span><text:span text:style-name="T12">, </text:span><text:span text:style-name="Source_20_Text"><text:span text:style-name="T12">assert.notEqual();</text:span></text:span><text:span text:style-name="T12">, </text:span><text:span text:style-name="Source_20_Text"><text:span text:style-name="T12">assert.deepEqual();</text:span></text:span><text:span text:style-name="T12">, </text:span><text:span text:style-name="Source_20_Text"><text:span text:style-name="T12">assert.notDeepEqual();</text:span></text:span></text:p>
          </table:table-cell>
        </table:table-row>
        <table:table-row table:style-name="Table5.4">
          <table:table-cell table:style-name="Table5.A3" office:value-type="string">
            <text:p text:style-name="P6"><text:span text:style-name="Source_20_Text"><text:span text:style-name="T17">assert.deepEqual(value1, value2 [, message | error]);</text:span></text:span></text:p>
          </table:table-cell>
          <table:table-cell table:style-name="Table5.B4" office:value-type="string">
            <text:p text:style-name="P7"><text:span text:style-name="Source_20_Text"><text:span text:style-name="T12">celestra.deepStrictEqual(value1, value2 [, message | error]);</text:span></text:span><text:span text:style-name="T12"> </text:span><text:span text:style-name="T18">or</text:span></text:p>
            <text:p text:style-name="P7"><text:span text:style-name="Source_20_Text"><text:span text:style-name="T12">celestra.assertDeepEqual(value1, value2 [, message | error]);</text:span></text:span></text:p>
          </table:table-cell>
        </table:table-row>
        <table:table-row table:style-name="Table5.5">
          <table:table-cell table:style-name="Table5.A3" office:value-type="string">
            <text:p text:style-name="P8">assert.doesNotMatch(s<text:span text:style-name="T19">tring</text:span>, 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  <table:table-cell table:style-name="Table5.B5" office:value-type="string">
            <text:p text:style-name="P8"><text:span text:style-name="T19">celestra</text:span>.<text:span text:style-name="T19">assertD</text:span>oesNotMatch(s<text:span text:style-name="T19">tring</text:span>, 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</table:table-row>
        <table:table-row table:style-name="Table5.6">
          <table:table-cell table:style-name="Table5.A3" office:value-type="string">
            <text:p text:style-name="P6"><text:span text:style-name="Source_20_Text"><text:span text:style-name="T17">assert.equal(value1, value2 [, message | error]);</text:span></text:span></text:p>
          </table:table-cell>
          <table:table-cell table:style-name="Table5.B6" office:value-type="string">
            <text:p text:style-name="P9"><text:span text:style-name="Source_20_Text"><text:span text:style-name="T17">celestra.assertStrictEqual(value1, value2 [, message | error]);</text:span></text:span></text:p>
            <text:p text:style-name="P9"><text:span text:style-name="T22">or </text:span><text:span text:style-name="Source_20_Text"><text:span text:style-name="T17">celestra.assertEqual(value1, value2 [, message | error]);</text:span></text:span></text:p>
          </table:table-cell>
        </table:table-row>
        <table:table-row table:style-name="Table5.7">
          <table:table-cell table:style-name="Table5.A3" office:value-type="string">
            <text:p text:style-name="P10">assert.fail(m<text:span text:style-name="T19">essage </text:span><text:span text:style-name="T23">OR error</text:span>);</text:p>
          </table:table-cell>
          <table:table-cell table:style-name="Table5.B7" office:value-type="string">
            <text:p text:style-name="P11">celestra.assertFail(m<text:span text:style-name="T19">essage </text:span><text:span text:style-name="T23">OR error</text:span>);</text:p>
          </table:table-cell>
        </table:table-row>
        <table:table-row table:style-name="Table5.8">
          <table:table-cell table:style-name="Table5.A3" office:value-type="string">
            <text:p text:style-name="P12"><text:span text:style-name="Source_20_Text"><text:span text:style-name="T17">assert.</text:span></text:span><text:span text:style-name="Source_20_Text"><text:span text:style-name="T24">instanceOf</text:span></text:span><text:span text:style-name="Source_20_Text"><text:span text:style-name="T17">(value, </text:span></text:span><text:span text:style-name="Source_20_Text"><text:span text:style-name="T24">constructor</text:span></text:span><text:span text:style-name="Source_20_Text"><text:span text:style-name="T17"> [, message | error]);</text:span></text:span></text:p>
          </table:table-cell>
          <table:table-cell table:style-name="Table5.B8" office:value-type="string">
            <text:p text:style-name="P12"><text:span text:style-name="Source_20_Text"><text:span text:style-name="T17">celestra.assert</text:span></text:span><text:span text:style-name="Source_20_Text"><text:span text:style-name="T24">InstanceOf</text:span></text:span><text:span text:style-name="Source_20_Text"><text:span text:style-name="T17">(value, </text:span></text:span><text:span text:style-name="Source_20_Text"><text:span text:style-name="T24">constructor</text:span></text:span><text:span text:style-name="Source_20_Text"><text:span text:style-name="T17"> [, message | error]);</text:span></text:span></text:p>
          </table:table-cell>
        </table:table-row>
        <table:table-row table:style-name="Table5.9">
          <table:table-cell table:style-name="Table5.A3" office:value-type="string">
            <text:p text:style-name="P6"><text:span text:style-name="Source_20_Text"><text:span text:style-name="T17">assert.isFalse(condition [, message | error]);</text:span></text:span></text:p>
          </table:table-cell>
          <table:table-cell table:style-name="Table5.B9" office:value-type="string">
            <text:p text:style-name="Table_20_Contents"><text:span text:style-name="Source_20_Text"><text:span text:style-name="T12">celestra.assertFalse(condition [, message | error]);</text:span></text:span></text:p>
          </table:table-cell>
        </table:table-row>
        <table:table-row table:style-name="Table5.10">
          <table:table-cell table:style-name="Table5.A3" office:value-type="string">
            <text:p text:style-name="P6"><text:span text:style-name="Source_20_Text"><text:span text:style-name="T17">assert.isNil(value [, message | error]);</text:span></text:span></text:p>
          </table:table-cell>
          <table:table-cell table:style-name="Table5.B10" office:value-type="string">
            <text:p text:style-name="P6"><text:span text:style-name="Source_20_Text"><text:span text:style-name="T17">celestra.assertIsNil(value [, message | error]);</text:span></text:span></text:p>
          </table:table-cell>
        </table:table-row>
        <table:table-row table:style-name="Table5.11">
          <table:table-cell table:style-name="Table5.A3" office:value-type="string">
            <text:p text:style-name="Table_20_Contents"><text:span text:style-name="Source_20_Text"><text:span text:style-name="T12">assert.isNotNil(value [, message | error]);</text:span></text:span></text:p>
          </table:table-cell>
          <table:table-cell table:style-name="Table5.B11" office:value-type="string">
            <text:p text:style-name="Table_20_Contents"><text:span text:style-name="Source_20_Text"><text:span text:style-name="T12">celestra.assertIsNotNil(value [, message | error]);</text:span></text:span></text:p>
          </table:table-cell>
        </table:table-row>
        <table:table-row table:style-name="Table5.12">
          <table:table-cell table:style-name="Table5.A3" office:value-type="string">
            <text:p text:style-name="P10"><text:span text:style-name="Source_20_Text"><text:span text:style-name="T17">assert.isTrue(condition [, message | error]);</text:span></text:span></text:p>
          </table:table-cell>
          <table:table-cell table:style-name="Table5.B12" office:value-type="string">
            <text:p text:style-name="P10"><text:span text:style-name="Source_20_Text"><text:span text:style-name="T17">celestra.assertTrue(condition [, message | error]);</text:span></text:span></text:p>
          </table:table-cell>
        </table:table-row>
        <table:table-row table:style-name="Table5.13">
          <table:table-cell table:style-name="Table5.A3" office:value-type="string">
            <text:p text:style-name="P8">assert.match(s<text:span text:style-name="T19">tring</text:span>, 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  <table:table-cell table:style-name="Table5.B13" office:value-type="string">
            <text:p text:style-name="P13"><text:span text:style-name="T19">celestra</text:span>.assertMatch(s<text:span text:style-name="T19">tring</text:span>,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</table:table-row>
        <table:table-row table:style-name="Table5.14">
          <table:table-cell table:style-name="Table5.A3" office:value-type="string">
            <text:p text:style-name="P10"><text:span text:style-name="Source_20_Text"><text:span text:style-name="T17">assert.notDeepEqual(value1, value2 [, message | error]);</text:span></text:span></text:p>
          </table:table-cell>
          <table:table-cell table:style-name="Table5.B14" office:value-type="string">
            <text:p text:style-name="P14"><text:span text:style-name="Source_20_Text"><text:span text:style-name="T17">celestra.assertNotDeepStrictEqual(value1, value2 [, message | error]);</text:span></text:span></text:p>
            <text:p text:style-name="P15">or</text:p>
            <text:p text:style-name="P16"><text:span text:style-name="Source_20_Text"><text:span text:style-name="T17">celestra.assertNotDeepEqual(value1, value2 [, message | error]);</text:span></text:span></text:p>
          </table:table-cell>
        </table:table-row>
        <table:table-row table:style-name="Table5.15">
          <table:table-cell table:style-name="Table5.A3" office:value-type="string">
            <text:p text:style-name="P10"><text:span text:style-name="Source_20_Text"><text:span text:style-name="T17">assert.notEqual(value1, value2 [, message | error]);</text:span></text:span></text:p>
          </table:table-cell>
          <table:table-cell table:style-name="Table5.B15" office:value-type="string">
            <text:p text:style-name="P9"><text:span text:style-name="Source_20_Text"><text:span text:style-name="T17">celestra.assertNotStrictEqual(value1, value2 [, message | error]);</text:span></text:span></text:p>
            <text:p text:style-name="P9"><text:span text:style-name="T22">or </text:span><text:span text:style-name="Source_20_Text"><text:span text:style-name="T17">celestra.assertNotEqual(value1, value2 [, message | error]);</text:span></text:span></text:p>
          </table:table-cell>
        </table:table-row>
        <table:table-row table:style-name="Table5.16">
          <table:table-cell table:style-name="Table5.A3" office:value-type="string">
            <text:p text:style-name="P12"><text:span text:style-name="Source_20_Text"><text:span text:style-name="T17">assert.</text:span></text:span><text:span text:style-name="Source_20_Text"><text:span text:style-name="T24">notInstanceOf</text:span></text:span><text:span text:style-name="Source_20_Text"><text:span text:style-name="T17">(value, </text:span></text:span><text:span text:style-name="Source_20_Text"><text:span text:style-name="T24">constructor</text:span></text:span><text:span text:style-name="Source_20_Text"><text:span text:style-name="T17"> [, message | error]);</text:span></text:span></text:p>
          </table:table-cell>
          <table:table-cell table:style-name="Table5.B16" office:value-type="string">
            <text:p text:style-name="P12"><text:span text:style-name="Source_20_Text"><text:span text:style-name="T17">celestra.assert</text:span></text:span><text:span text:style-name="Source_20_Text"><text:span text:style-name="T24">NotInstanceOf</text:span></text:span><text:span text:style-name="Source_20_Text"><text:span text:style-name="T17">(value, </text:span></text:span><text:span text:style-name="Source_20_Text"><text:span text:style-name="T24">constructor</text:span></text:span><text:span text:style-name="Source_20_Text"><text:span text:style-name="T17"> [, message | error]);</text:span></text:span></text:p>
          </table:table-cell>
        </table:table-row>
        <table:table-row table:style-name="Table5.17">
          <table:table-cell table:style-name="Table5.A3" office:value-type="string">
            <text:p text:style-name="P10"><text:span text:style-name="Source_20_Text"><text:span text:style-name="T17">assert.notStrictEqual(value1, value2 [, message | error]);</text:span></text:span></text:p>
          </table:table-cell>
          <table:table-cell table:style-name="Table5.B17" office:value-type="string">
            <text:p text:style-name="Table_20_Contents"><text:span text:style-name="Source_20_Text"><text:span text:style-name="T12">celestra.assertNotStrictEqual(value1, value2 [, message | error]);</text:span></text:span></text:p>
          </table:table-cell>
        </table:table-row>
        <table:table-row table:style-name="Table5.18">
          <table:table-cell table:style-name="Table5.A3" office:value-type="string">
            <text:p text:style-name="P10"><text:span text:style-name="Source_20_Text"><text:span text:style-name="T17">assert.notType</text:span></text:span><text:span text:style-name="Source_20_Text"><text:span text:style-name="T24">Of</text:span></text:span><text:span text:style-name="Source_20_Text"><text:span text:style-name="T17">(value, type [, message | error]);</text:span></text:span></text:p>
          </table:table-cell>
          <table:table-cell table:style-name="Table5.B18" office:value-type="string">
            <text:p text:style-name="P10"><text:span text:style-name="Source_20_Text"><text:span text:style-name="T17">celestra.assertNotType</text:span></text:span><text:span text:style-name="Source_20_Text"><text:span text:style-name="T24">Of</text:span></text:span><text:span text:style-name="Source_20_Text"><text:span text:style-name="T17">(value, type [, message | error]);</text:span></text:span></text:p>
          </table:table-cell>
        </table:table-row>
        <table:table-row table:style-name="Table5.19">
          <table:table-cell table:style-name="Table5.A3" office:value-type="string">
            <text:p text:style-name="P10"><text:span text:style-name="Source_20_Text"><text:span text:style-name="T17">assert.ok(condition [, message | error]);</text:span></text:span></text:p>
          </table:table-cell>
          <table:table-cell table:style-name="Table5.B19" office:value-type="string">
            <text:p text:style-name="P10"><text:span text:style-name="Source_20_Text"><text:span text:style-name="T17">celestra.assert(condition [, message | error]);</text:span></text:span></text:p>
          </table:table-cell>
        </table:table-row>
        <table:table-row table:style-name="Table5.20">
          <table:table-cell table:style-name="Table5.A20" office:value-type="string">
            <text:p text:style-name="P10"><text:span text:style-name="Source_20_Text"><text:span text:style-name="T17">assert.strictEqual(value1, value2 [, message | error]);</text:span></text:span></text:p>
          </table:table-cell>
          <table:table-cell table:style-name="Table5.B20" office:value-type="string">
            <text:p text:style-name="P10"><text:span text:style-name="Source_20_Text"><text:span text:style-name="T17">celestra.assertStrictEqual(value1, value2 [, message | error]);</text:span></text:span></text:p>
          </table:table-cell>
        </table:table-row>
        <table:table-row table:style-name="Table5.21">
          <table:table-cell table:style-name="Table5.A21" office:value-type="string">
            <text:p text:style-name="P17"><text:span text:style-name="T25">assert.</text:span><text:span text:style-name="T26">T</text:span>hrows<text:span text:style-name="T25">(callback </text:span><text:span text:style-name="Source_20_Text"><text:span text:style-name="T27">[, message | error]);</text:span></text:span></text:p>
          </table:table-cell>
          <table:table-cell table:style-name="Table5.B21" office:value-type="string">
            <text:p text:style-name="P18"><text:span text:style-name="T28">c</text:span>elestra.assertThrows(callback <text:span text:style-name="Source_20_Text"><text:span text:style-name="T17">[, message | error]);</text:span></text:span></text:p>
          </table:table-cell>
        </table:table-row>
        <table:table-row table:style-name="Table5.22">
          <table:table-cell table:style-name="Table5.A22" office:value-type="string">
            <text:p text:style-name="P10"><text:span text:style-name="Source_20_Text"><text:span text:style-name="T17">assert.type</text:span></text:span><text:span text:style-name="Source_20_Text"><text:span text:style-name="T24">Of</text:span></text:span><text:span text:style-name="Source_20_Text"><text:span text:style-name="T17">(value, type [, message | error]);</text:span></text:span></text:p>
          </table:table-cell>
          <table:table-cell table:style-name="Table5.B22" office:value-type="string">
            <text:p text:style-name="P10"><text:span text:style-name="Source_20_Text"><text:span text:style-name="T17">celestra.assertType</text:span></text:span><text:span text:style-name="Source_20_Text"><text:span text:style-name="T24">Of</text:span></text:span><text:span text:style-name="Source_20_Text"><text:span text:style-name="T17">(value, type [, message | error]);</text:span>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81cm" fo:margin-bottom="0.72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0.836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1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8-24T18:46:20.641522500</dc:date>
    <meta:print-date>2025-08-01T23:22:00.104531700</meta:print-date>
    <meta:editing-cycles>990</meta:editing-cycles>
    <meta:editing-duration>P1DT4H16S</meta:editing-duration>
    <meta:printed-by>PDF files</meta:printed-by>
    <meta:document-statistic meta:table-count="1" meta:image-count="0" meta:object-count="0" meta:page-count="1" meta:paragraph-count="51" meta:word-count="280" meta:character-count="2672" meta:non-whitespace-character-count="2441"/>
    <meta:template xlink:type="simple" xlink:actuate="onRequest" xlink:title="" xlink:href="Normal.dotm"/>
  </office:meta>
</office:document-meta>
</file>